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roid Sans" fo:font-size="12pt" officeooo:rsid="001d1513" officeooo:paragraph-rsid="001d1513" style:font-size-asian="12pt" style:font-size-complex="12pt"/>
    </style:style>
    <style:style style:name="P2" style:family="paragraph" style:parent-style-name="Text_20_body">
      <style:text-properties style:font-name="Droid Sans" fo:font-size="12pt" officeooo:rsid="001d1513" officeooo:paragraph-rsid="00463980" style:font-size-asian="12pt" style:font-size-complex="12pt"/>
    </style:style>
    <style:style style:name="P3" style:family="paragraph" style:parent-style-name="Text_20_body">
      <style:text-properties style:font-name="Droid Sans" fo:font-size="12pt" officeooo:rsid="00383e7c" officeooo:paragraph-rsid="00383e7c" style:font-size-asian="12pt" style:font-size-complex="12pt"/>
    </style:style>
    <style:style style:name="P4" style:family="paragraph" style:parent-style-name="Text_20_body">
      <style:text-properties style:font-name="Droid Sans" fo:font-size="12pt" officeooo:rsid="003e1890" officeooo:paragraph-rsid="003e1890" style:font-size-asian="12pt" style:font-size-complex="12pt"/>
    </style:style>
    <style:style style:name="P5" style:family="paragraph" style:parent-style-name="Text_20_body">
      <style:text-properties officeooo:rsid="003a0f59" officeooo:paragraph-rsid="003a0f59"/>
    </style:style>
    <style:style style:name="P6" style:family="paragraph" style:parent-style-name="Text_20_body">
      <style:text-properties officeooo:rsid="003a0f59" officeooo:paragraph-rsid="003fdbcd"/>
    </style:style>
    <style:style style:name="P7" style:family="paragraph" style:parent-style-name="Text_20_body">
      <style:text-properties officeooo:paragraph-rsid="0045186b"/>
    </style:style>
    <style:style style:name="P8" style:family="paragraph" style:parent-style-name="Subtitle">
      <style:paragraph-properties fo:text-align="start" style:justify-single-word="false"/>
    </style:style>
    <style:style style:name="P9" style:family="paragraph" style:parent-style-name="Subtitle">
      <style:paragraph-properties fo:text-align="start" style:justify-single-word="false"/>
      <style:text-properties officeooo:rsid="00383e7c" officeooo:paragraph-rsid="00383e7c"/>
    </style:style>
    <style:style style:name="P10" style:family="paragraph" style:parent-style-name="Subtitle">
      <style:paragraph-properties fo:text-align="start" style:justify-single-word="false"/>
      <style:text-properties officeooo:rsid="0045186b" officeooo:paragraph-rsid="0045186b"/>
    </style:style>
    <style:style style:name="P11" style:family="paragraph" style:parent-style-name="Title">
      <style:paragraph-properties fo:text-align="start" style:justify-single-word="false"/>
      <style:text-properties style:font-name="Droid Sans" officeooo:rsid="00383e7c" officeooo:paragraph-rsid="00383e7c"/>
    </style:style>
    <style:style style:name="P12" style:family="paragraph" style:parent-style-name="Text_20_body" style:list-style-name="L1">
      <style:text-properties officeooo:paragraph-rsid="00463980"/>
    </style:style>
    <style:style style:name="P13" style:family="paragraph" style:parent-style-name="Text_20_body" style:list-style-name="L1">
      <style:text-properties officeooo:paragraph-rsid="004791e1"/>
    </style:style>
    <style:style style:name="P14" style:family="paragraph" style:parent-style-name="Text_20_body" style:list-style-name="L1">
      <style:text-properties officeooo:rsid="004ab0c5" officeooo:paragraph-rsid="004ab0c5" fo:background-color="#cc0000"/>
    </style:style>
    <style:style style:name="P15" style:family="paragraph" style:parent-style-name="Text_20_body" style:list-style-name="L1">
      <style:text-properties style:font-name="Droid Sans" fo:font-size="12pt" officeooo:rsid="004ab0c5" officeooo:paragraph-rsid="004ab0c5" fo:background-color="#66cc00" style:font-size-asian="12pt" style:font-size-complex="12pt"/>
    </style:style>
    <style:style style:name="P16" style:family="paragraph" style:parent-style-name="Heading_20_1">
      <style:text-properties officeooo:rsid="0045186b" officeooo:paragraph-rsid="0045186b"/>
    </style:style>
    <style:style style:name="P17" style:family="paragraph" style:parent-style-name="Heading_20_3">
      <style:text-properties officeooo:rsid="003e1890" officeooo:paragraph-rsid="003e1890"/>
    </style:style>
    <style:style style:name="T1" style:family="text">
      <style:text-properties style:font-name="Droid Sans"/>
    </style:style>
    <style:style style:name="T2" style:family="text">
      <style:text-properties style:font-name="Droid Sans" fo:font-size="12pt" style:font-size-asian="12pt" style:font-size-complex="12pt"/>
    </style:style>
    <style:style style:name="T3" style:family="text">
      <style:text-properties style:font-name="Droid Sans" fo:font-size="12pt" officeooo:rsid="003a5e05" style:font-size-asian="12pt" style:font-size-complex="12pt"/>
    </style:style>
    <style:style style:name="T4" style:family="text">
      <style:text-properties style:font-name="Droid Sans" fo:font-size="12pt" officeooo:rsid="0046a210" style:font-size-asian="12pt" style:font-size-complex="12pt"/>
    </style:style>
    <style:style style:name="T5" style:family="text">
      <style:text-properties style:font-name="Droid Sans" fo:font-size="12pt" officeooo:rsid="003a5e05" fo:background-color="#f04e4d" loext:char-shading-value="0" style:font-size-asian="12pt" style:font-size-complex="12pt"/>
    </style:style>
    <style:style style:name="T6" style:family="text">
      <style:text-properties style:font-name="Droid Sans" fo:font-size="12pt" officeooo:rsid="003a5e05" fo:background-color="#89c765" loext:char-shading-value="0" style:font-size-asian="12pt" style:font-size-complex="12pt"/>
    </style:style>
    <style:style style:name="T7" style:family="text">
      <style:text-properties style:font-name="Droid Sans" fo:font-size="12pt" style:text-underline-style="solid" style:text-underline-width="auto" style:text-underline-color="font-color" officeooo:rsid="003a5e05" fo:background-color="#89c765" loext:char-shading-value="0" style:font-size-asian="12pt" style:font-size-complex="12pt"/>
    </style:style>
    <style:style style:name="T8" style:family="text">
      <style:text-properties style:font-name="Droid Sans" fo:font-size="12pt" style:text-underline-style="solid" style:text-underline-width="auto" style:text-underline-color="font-color" officeooo:rsid="003a5e05" style:font-size-asian="12pt" style:font-size-complex="12pt"/>
    </style:style>
    <style:style style:name="T9" style:family="text">
      <style:text-properties style:font-name="Droid Sans" fo:font-size="12pt" style:text-underline-style="solid" style:text-underline-width="auto" style:text-underline-color="font-color" officeooo:rsid="003a5e05" fo:background-color="#f04e4d" loext:char-shading-value="0" style:font-size-asian="12pt" style:font-size-complex="12pt"/>
    </style:style>
    <style:style style:name="T10" style:family="text">
      <style:text-properties style:font-name="Droid Sans" fo:font-size="12pt" officeooo:rsid="003a5e05" fo:background-color="transparent" loext:char-shading-value="0" style:font-size-asian="12pt" style:font-size-complex="12pt"/>
    </style:style>
    <style:style style:name="T11" style:family="text">
      <style:text-properties style:font-name="Droid Sans" fo:font-size="12pt" officeooo:rsid="0046a210" fo:background-color="transparent" loext:char-shading-value="0" style:font-size-asian="12pt" style:font-size-complex="12pt"/>
    </style:style>
    <style:style style:name="T12" style:family="text">
      <style:text-properties style:font-name="Droid Sans" fo:font-size="12pt" officeooo:rsid="004791e1" fo:background-color="transparent" loext:char-shading-value="0" style:font-size-asian="12pt" style:font-size-complex="12pt"/>
    </style:style>
    <style:style style:name="T13" style:family="text">
      <style:text-properties style:font-name="Droid Sans" fo:font-size="12pt" officeooo:rsid="0047ecee" fo:background-color="transparent" loext:char-shading-value="0" style:font-size-asian="12pt" style:font-size-complex="12pt"/>
    </style:style>
    <style:style style:name="T14" style:family="text">
      <style:text-properties style:font-name="Droid Sans" fo:font-size="12pt" style:text-underline-style="none" officeooo:rsid="003a5e05" fo:background-color="transparent" loext:char-shading-value="0" style:font-size-asian="12pt" style:font-size-complex="12pt"/>
    </style:style>
    <style:style style:name="T15" style:family="text">
      <style:text-properties style:font-name="Droid Sans" fo:font-size="12pt" style:text-underline-style="none" officeooo:rsid="0047ecee" fo:background-color="transparent" loext:char-shading-value="0" style:font-size-asian="12pt" style:font-size-complex="12pt"/>
    </style:style>
    <style:style style:name="T16" style:family="text">
      <style:text-properties style:font-name="Droid Sans" fo:font-size="12pt" officeooo:rsid="003a5e05" fo:background-color="#cc0000" loext:char-shading-value="0" style:font-size-asian="12pt" style:font-size-complex="12pt"/>
    </style:style>
    <style:style style:name="T17" style:family="text">
      <style:text-properties style:font-name="Droid Sans" officeooo:rsid="003a5e05"/>
    </style:style>
    <style:style style:name="T18" style:family="text">
      <style:text-properties style:font-name="Droid Sans" officeooo:rsid="003fdbcd"/>
    </style:style>
    <style:style style:name="T19" style:family="text">
      <style:text-properties style:font-name="Droid Sans" officeooo:rsid="004152ff"/>
    </style:style>
    <style:style style:name="T20" style:family="text">
      <style:text-properties officeooo:rsid="00383e7c"/>
    </style:style>
    <style:style style:name="T21" style:family="text">
      <style:text-properties officeooo:rsid="003a5e05"/>
    </style:style>
    <style:style style:name="T22" style:family="text">
      <style:text-properties officeooo:rsid="003fdbcd"/>
    </style:style>
    <style:style style:name="T23" style:family="text">
      <style:text-properties officeooo:rsid="004518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2BIB – Paris Diderot</text:p>
      <text:p text:style-name="P9">Long Project Proposal – Team PTER B. Cosson</text:p>
      <text:p text:style-name="P10">(06/04/2018 Update)</text:p>
      <text:p text:style-name="P8"><text:span text:style-name="T20">CNRS </text:span>UMR7216 Epigenetics and Cell Fate </text:p>
      <text:h text:style-name="Heading_20_3" text:outline-level="3">Goal</text:h>
      <text:p text:style-name="P3">To extract, preprocess for downstream analysis and manage sequence and RNA-structural features from groups of mRNAs commonly regulated at the translation level.</text:p>
      <text:h text:style-name="P17" text:outline-level="3">Introduction</text:h>
      <text:p text:style-name="P5"><text:span text:style-name="T1">A relatively novel technique, the sequencing of ribosome protected fragments (RPFs) has opened yet another layer on the regulatory landscape of gene expression. Together with previous knowledge (miRNAs, RNA Binding Proteins (RBPs)) we are able now to identify using RPF (Ribo-seq) and RNA-seq data</text:span><text:span text:style-name="T18">,</text:span><text:span text:style-name="T1"> groups of mRNAs with correlated </text:span><text:span text:style-name="T18">regulation</text:span><text:span text:style-name="T1"> </text:span><text:span text:style-name="T18">at</text:span><text:span text:style-name="T1"> the translation level.</text:span></text:p>
      <text:p text:style-name="P6"><text:span text:style-name="T1">The work in our team </text:span><text:span text:style-name="T19">(PTER – Post-Transcriptional Regulation) </text:span><text:span text:style-name="T1">revolves around the usage and development of analytical techniques for multi-omics data </text:span><text:span text:style-name="T17">and the development of downstream analysis approaches (data mining, machine learning, network inference) for the transformation of analys</text:span><text:span text:style-name="T18">e</text:span><text:span text:style-name="T17">s results to biological knowledge. Together with the “wet” side of the laboratory which performs fundamental biochemical research to molecularly dissect epigenetic regulation </text:span><text:span text:style-name="T18">as well as </text:span><text:span text:style-name="T17">to validate computational results. </text:span></text:p>
      <text:h text:style-name="Heading_20_3" text:outline-level="3"><text:span text:style-name="T17">P</text:span><text:span text:style-name="T1">roject</text:span></text:h>
      <text:p text:style-name="P2"><text:span text:style-name="T21">The work </text:span>will start from <text:span text:style-name="T21">groups of </text:span>mRNAs which exhibit similar translational pattern<text:span text:style-name="T21">s</text:span> (<text:span text:style-name="T21">results obtained from a</text:span> “big data” mining experiment we run with the post-doc <text:span text:style-name="T21">in the </text:span>team). <text:span text:style-name="T21">Then the student will focus on developing a computational tool to extract a set of well defined features from each group of translationally co-regulated genes. These features can be used as input to machine learning classification models further in the future. We have rigorously identify a set of determinants (features) in the sequence and at the structural level of mRNAs. These determinants need to be extracted, preprocessed for downstream analysis and stored in an accessible way and include: </text:span></text:p>
      <text:list xml:id="list243243543" text:style-name="L1">
        <text:list-item>
          <text:p text:style-name="P12"><text:span text:style-name="T5">Known RBP binding motifs in the 3’-UTR.</text:span><text:span text:style-name="T3"> </text:span><text:span text:style-name="T4">(the feature comes as a list of RBP names that have a known binding motif in the mRNA -taken from a script that Antoine has found, explained in the report.-)</text:span></text:p>
        </text:list-item>
        <text:list-item>
          <text:p text:style-name="P12"><text:soft-page-break/><text:span text:style-name="T6">Length of 3’-UTR.</text:span><text:span text:style-name="T10"> </text:span><text:span text:style-name="T11">(number of BPs)</text:span></text:p>
        </text:list-item>
        <text:list-item>
          <text:p text:style-name="P12"><text:span text:style-name="T7">Length of 5’ UTR.</text:span><text:span text:style-name="T3"> </text:span><text:span text:style-name="T4">(needs to be implemented, same as above)</text:span></text:p>
        </text:list-item>
        <text:list-item>
          <text:p text:style-name="P12"><text:span text:style-name="T9">microRNA binding sites.</text:span><text:span text:style-name="T10"> </text:span><text:span text:style-name="T11">(The feature comes as </text:span><text:span text:style-name="T12">a concatenated string of microRNA names that hit the mRNA. The hits are taken from TarBase.</text:span><text:span text:style-name="T11">)</text:span></text:p>
        </text:list-item>
        <text:list-item>
          <text:p text:style-name="P12"><text:span text:style-name="T6">Folding energy of the 3’-UTR.</text:span><text:span text:style-name="T10"> </text:span><text:span text:style-name="T12">(Number, as calculated from mFOLD RNA-Vienna.)</text:span></text:p>
        </text:list-item>
        <text:list-item>
          <text:p text:style-name="P13"><text:span text:style-name="T6">Folding energy of the 5’-UTR.</text:span><text:span text:style-name="T10"> </text:span><text:span text:style-name="T12">(Number, as calculated from mFOLD RNA-Vienna.)</text:span></text:p>
        </text:list-item>
        <text:list-item>
          <text:p text:style-name="P12"><text:span text:style-name="T5">Downstream Open Reading Frames (ORFs).</text:span><text:span text:style-name="T10"> </text:span><text:span text:style-name="T13">(The number of uORFs.)</text:span></text:p>
        </text:list-item>
        <text:list-item>
          <text:p text:style-name="P12"><text:span text:style-name="T5">Upstream ORFs.</text:span><text:span text:style-name="T10"> </text:span><text:span text:style-name="T13">(The number of dORFs.)</text:span></text:p>
        </text:list-item>
        <text:list-item>
          <text:p text:style-name="P12"><text:span text:style-name="T8">Internal Ribosomal Entry Site (IRES).</text:span><text:span text:style-name="T14"> </text:span><text:span text:style-name="T15">(we leave that as specialised feature only for RNA-regulons that we know well and we take a decision that IRES is an important feature.)</text:span></text:p>
        </text:list-item>
        <text:list-item>
          <text:p text:style-name="P12"><text:span text:style-name="T16">Kozak sequence context.</text:span><text:span text:style-name="T10"> </text:span><text:span text:style-name="T13">(We keep Kozak +-5 and we treat it as a string and classify like that, similarly with the miRNA targets)</text:span><text:span text:style-name="T10">.</text:span></text:p>
          <text:list>
            <text:list-item>
              <text:p text:style-name="P14"><text:span text:style-name="T3">W</text:span><text:span text:style-name="T2">e keep both categorical features as strings of length Kozak +- 5 and Kozak +-10 and.</text:span></text:p>
            </text:list-item>
            <text:list-item>
              <text:p text:style-name="P15">We will use the quality of Kozak sequence and a number.</text:p>
            </text:list-item>
          </text:list>
        </text:list-item>
      </text:list>
      <text:p text:style-name="P4">The tool will be developed following all standards presented in <text:span text:style-name="T22">the </text:span>Software Carpentry course. <text:span text:style-name="T22">Depending on results, </text:span>there is a possibility for the extension of this project to a M2 <text:span text:style-name="T22">internship</text:span> project for the development of a machine learning classifier.</text:p>
      <text:p text:style-name="P4"/>
      <text:h text:style-name="P16" text:outline-level="1">Git repository of the project:</text:h>
      <text:p text:style-name="P7"><text:a xlink:type="simple" xlink:href="https://github.com/antoinezl/rna_feat_ext.git" text:style-name="Internet_20_link" text:visited-style-name="Visited_20_Internet_20_Link"><text:span text:style-name="T23">https://github.com/antoinezl/rna_feat_ext.git</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stas Bouyioukos</meta:initial-creator>
    <meta:creation-date>2017-06-20T07:34:49.605685378</meta:creation-date>
    <dc:date>2018-04-12T19:47:03.294046221</dc:date>
    <meta:editing-duration>P2DT13H49M4S</meta:editing-duration>
    <meta:editing-cycles>30</meta:editing-cycles>
    <meta:generator>LibreOffice/5.4.6.2$Linux_X86_64 LibreOffice_project/40m0$Build-2</meta:generator>
    <meta:printed-by>Costas Bouyioukos</meta:printed-by>
    <meta:print-date>2017-07-05T18:49:34.699480130</meta:print-date>
    <meta:document-statistic meta:table-count="0" meta:image-count="0" meta:object-count="0" meta:page-count="2" meta:paragraph-count="26" meta:word-count="522" meta:character-count="3332" meta:non-whitespace-character-count="2842"/>
  </office:meta>
</office:document-meta>
</file>